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jest mocą swojego ludu.</text:span><text:span text:style-name="T1"><text:line-break/></text:span><text:span text:style-name="T1">Pieśnią moją jest Pan.</text:span><text:span text:style-name="T1"><text:line-break/></text:span><text:span text:style-name="T1">Moja tarcza i moja moc,</text:span><text:span text:style-name="T1"><text:line-break/></text:span><text:span text:style-name="T1">On jest mym Bogiem,</text:span><text:span text:style-name="T1"><text:line-break/></text:span><text:span text:style-name="T1">nie jestem sam.</text:span><text:span text:style-name="T1"><text:line-break/></text:span><text:span text:style-name="T1">W Nim moja siła,</text:span><text:span text:style-name="T1"><text:line-break/></text:span><text:span text:style-name="T1">nie jestem sa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52:31</meta:creation-date>
    <dc:creator>Rafał Talacha</dc:creator>
    <dc:date>2009-01-27T13:43:29</dc:date>
    <dc:language>pl-PL</dc:language>
    <meta:editing-cycles>3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